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style:text-underline-style="none" fo:font-weight="normal" officeooo:rsid="00207aa3" officeooo:paragraph-rsid="003a1c7f" style:font-size-asian="12pt" style:font-weight-asian="normal" style:font-weight-complex="normal"/>
    </style:style>
    <style:style style:name="P10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12" style:family="paragraph" style:parent-style-name="Standard">
      <style:text-properties style:font-name="DAAAAA+LiberationSerif" fo:font-size="12pt" style:text-underline-style="none" fo:font-weight="normal" officeooo:rsid="002c11c2" officeooo:paragraph-rsid="00404fa6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" fo:font-size="12pt" officeooo:paragraph-rsid="001bd192" style:font-size-asian="12pt"/>
    </style:style>
    <style:style style:name="P14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15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16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17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18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19" style:family="paragraph" style:parent-style-name="Standard">
      <style:text-properties style:font-name="DAAAAA+LiberationSerif1" officeooo:rsid="002a317a" officeooo:paragraph-rsid="002a317a"/>
    </style:style>
    <style:style style:name="P20" style:family="paragraph" style:parent-style-name="Standard">
      <style:text-properties officeooo:paragraph-rsid="003a1c7f"/>
    </style:style>
    <style:style style:name="P21" style:family="paragraph" style:parent-style-name="Text_20_body">
      <style:text-properties style:text-underline-style="none" officeooo:rsid="001bd192" officeooo:paragraph-rsid="001bd192"/>
    </style:style>
    <style:style style:name="P22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23" style:family="paragraph" style:parent-style-name="Table_20_Contents">
      <style:text-properties style:font-name="DAAAAA+LiberationSerif1"/>
    </style:style>
    <style:style style:name="P24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25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26" style:family="paragraph" style:parent-style-name="Table_20_Contents">
      <style:text-properties style:font-name="DAAAAA+LiberationSerif1" officeooo:rsid="0038d6bd" officeooo:paragraph-rsid="0038d6bd"/>
    </style:style>
    <style:style style:name="P27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28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29" style:family="paragraph" style:parent-style-name="Table_20_Contents">
      <style:text-properties style:font-name="DAAAAA+LiberationSerif1" officeooo:rsid="0038d6bd" officeooo:paragraph-rsid="00404fa6"/>
    </style:style>
    <style:style style:name="P30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31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32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33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34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404fa6"/>
    </style:style>
    <style:style style:name="P35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36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37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P38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39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40" style:family="paragraph" style:parent-style-name="Standard" style:list-style-name="L5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41" style:family="paragraph" style:parent-style-name="Standard" style:list-style-name="L1">
      <style:text-properties officeooo:rsid="001bd192" officeooo:paragraph-rsid="001bd192"/>
    </style:style>
    <style:style style:name="P42" style:family="paragraph" style:parent-style-name="Standard" style:list-style-name="L1">
      <style:text-properties officeooo:rsid="001bd192" officeooo:paragraph-rsid="002344e5"/>
    </style:style>
    <style:style style:name="P43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44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45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46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47" style:family="paragraph" style:parent-style-name="Standard" style:list-style-name="L4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48" style:family="paragraph" style:parent-style-name="Standard" style:list-style-name="L4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49" style:family="paragraph" style:parent-style-name="Standard" style:list-style-name="L4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50" style:family="paragraph" style:parent-style-name="Standard" style:list-style-name="L5">
      <style:text-properties style:font-name="DAAAAA+LiberationSerif1" officeooo:rsid="0028a3c6" officeooo:paragraph-rsid="0029a192"/>
    </style:style>
    <style:style style:name="P51" style:family="paragraph" style:parent-style-name="Standard" style:list-style-name="L5">
      <style:text-properties style:font-name="DAAAAA+LiberationSerif1" officeooo:rsid="002a317a" officeooo:paragraph-rsid="002a317a"/>
    </style:style>
    <style:style style:name="P52" style:family="paragraph" style:parent-style-name="Standard" style:list-style-name="L5">
      <style:text-properties style:font-name="DAAAAA+LiberationSerif1" officeooo:rsid="002a317a" officeooo:paragraph-rsid="003630c6"/>
    </style:style>
    <style:style style:name="P53" style:family="paragraph" style:parent-style-name="Standard" style:list-style-name="L3">
      <style:text-properties officeooo:paragraph-rsid="00207aa3"/>
    </style:style>
    <style:style style:name="P54" style:family="paragraph" style:parent-style-name="Standard" style:list-style-name="L3">
      <style:text-properties officeooo:paragraph-rsid="00404fa6"/>
    </style:style>
    <style:style style:name="P55" style:family="paragraph" style:parent-style-name="Standard" style:list-style-name="L5">
      <style:text-properties officeooo:paragraph-rsid="00207aa3"/>
    </style:style>
    <style:style style:name="P56" style:family="paragraph" style:parent-style-name="Standard" style:list-style-name="L5">
      <style:text-properties officeooo:paragraph-rsid="0024f7cc"/>
    </style:style>
    <style:style style:name="P57" style:family="paragraph" style:parent-style-name="Standard" style:list-style-name="L5">
      <style:text-properties officeooo:paragraph-rsid="0028a3c6"/>
    </style:style>
    <style:style style:name="P58" style:family="paragraph" style:parent-style-name="Standard">
      <style:text-properties officeooo:paragraph-rsid="00404fa6"/>
    </style:style>
    <style:style style:name="P59" style:family="paragraph" style:parent-style-name="Standard">
      <style:text-properties officeooo:paragraph-rsid="0044adfd"/>
    </style:style>
    <style:style style:name="P60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61" style:family="paragraph" style:parent-style-name="Heading_20_2">
      <style:text-properties style:text-underline-style="solid" style:text-underline-width="auto" style:text-underline-color="font-color" officeooo:rsid="001bd192" officeooo:paragraph-rsid="0046144f"/>
    </style:style>
    <style:style style:name="P62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officeooo:rsid="004211c6" style:font-size-asian="12pt"/>
    </style:style>
    <style:style style:name="T10" style:family="text">
      <style:text-properties style:font-name="DAAAAA+LiberationSerif" fo:font-size="12pt" officeooo:rsid="0042dd9b" style:font-size-asian="12pt"/>
    </style:style>
    <style:style style:name="T11" style:family="text">
      <style:text-properties style:font-name="DAAAAA+LiberationSerif" fo:font-size="12pt" officeooo:rsid="0041bf41" style:font-size-asian="12pt"/>
    </style:style>
    <style:style style:name="T12" style:family="text">
      <style:text-properties style:font-name="DAAAAA+LiberationSerif" fo:font-size="12pt" officeooo:rsid="0044adfd" style:font-size-asian="12pt"/>
    </style:style>
    <style:style style:name="T13" style:family="text">
      <style:text-properties style:font-name="DAAAAA+LiberationSerif" fo:font-size="12pt" officeooo:rsid="0046144f" style:font-size-asian="12pt"/>
    </style:style>
    <style:style style:name="T14" style:family="text">
      <style:text-properties style:font-name="DAAAAA+LiberationSerif" fo:font-size="12pt" style:text-underline-style="none" style:font-size-asian="12pt"/>
    </style:style>
    <style:style style:name="T15" style:family="text">
      <style:text-properties style:font-name="DAAAAA+LiberationSerif" fo:font-size="12pt" style:text-underline-style="none" officeooo:rsid="001bd192" style:font-size-asian="12pt"/>
    </style:style>
    <style:style style:name="T16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7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8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19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20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21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22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31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32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33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34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5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36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37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38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39" style:family="text">
      <style:text-properties style:font-name="DAAAAA+LiberationSerif" fo:font-size="12pt" fo:font-weight="bold" officeooo:rsid="0042dd9b" style:font-size-asian="12pt" style:font-weight-asian="bold" style:font-weight-complex="bold"/>
    </style:style>
    <style:style style:name="T40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41" style:family="text">
      <style:text-properties fo:font-size="12pt" style:text-underline-style="none" style:font-size-asian="12pt"/>
    </style:style>
    <style:style style:name="T42" style:family="text">
      <style:text-properties fo:font-size="12pt" style:text-underline-style="none" officeooo:rsid="001e8077" style:font-size-asian="12pt"/>
    </style:style>
    <style:style style:name="T43" style:family="text">
      <style:text-properties fo:font-size="12pt" style:text-underline-style="none" officeooo:rsid="001bd192" style:font-size-asian="12pt"/>
    </style:style>
    <style:style style:name="T44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45" style:family="text">
      <style:text-properties style:text-line-through-style="solid" style:text-line-through-type="single" style:text-underline-style="none" officeooo:rsid="003bcf53"/>
    </style:style>
    <style:style style:name="T46" style:family="text">
      <style:text-properties style:text-line-through-style="none" style:text-line-through-type="none" style:text-underline-style="none" officeooo:rsid="003bcf53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419c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Compilers - Homework 1</text:h>
      <text:h text:style-name="P60" text:outline-level="2">Part 1</text:h>
      <text:p text:style-name="P22"/>
      <text:p text:style-name="P21">Convert the following grammar to support priority between the operators, remove left recursion, etc.</text:p>
      <text:p text:style-name="P21"/>
      <text:p text:style-name="P5">exp → num | exp op exp | (exp)</text:p>
      <text:p text:style-name="P1"><text:span text:style-name="T1">op </text:span><text:span text:style-name="T15">→</text:span><text:span text:style-name="T1"> + | - | * | /</text:span></text:p>
      <text:p text:style-name="P1"><text:span text:style-name="T1">num </text:span><text:span text:style-name="T15">→</text:span><text:span text:style-name="T1"> digit | digit num</text:span></text:p>
      <text:p text:style-name="P2"><text:span text:style-name="T1">digit → </text:span><text:span text:style-name="T36">0</text:span><text:span text:style-name="T19"> | </text:span><text:span text:style-name="T36">1</text:span><text:span text:style-name="T19"> | </text:span><text:span text:style-name="T36">2</text:span><text:span text:style-name="T19"> | </text:span><text:span text:style-name="T36">3</text:span><text:span text:style-name="T19"> | </text:span><text:span text:style-name="T36">4</text:span><text:span text:style-name="T19"> | </text:span><text:span text:style-name="T36">5</text:span><text:span text:style-name="T19"> | </text:span><text:span text:style-name="T36">6</text:span><text:span text:style-name="T19"> | </text:span><text:span text:style-name="T36">7</text:span><text:span text:style-name="T19"> | </text:span><text:span text:style-name="T36">8</text:span><text:span text:style-name="T19"> | </text:span><text:span text:style-name="T36">9</text:span></text:p>
      <text:p text:style-name="P5"/>
      <text:p text:style-name="P3"><text:span text:style-name="T15">First, fix priority of the operators and a</text:span><text:span text:style-name="T1">ssociativity:</text:span></text:p>
      <text:p text:style-name="P13"/>
      <text:list xml:id="list137768743" text:style-name="L1">
        <text:list-item>
          <text:p text:style-name="P38">exp → exp + term</text:p>
        </text:list-item>
        <text:list-item>
          <text:p text:style-name="P38"><text:s text:c="8"/>| exp – term</text:p>
        </text:list-item>
        <text:list-item>
          <text:p text:style-name="P38"><text:s text:c="8"/>| term</text:p>
        </text:list-item>
        <text:list-item>
          <text:p text:style-name="P41"><text:span text:style-name="T1">term </text:span><text:span text:style-name="T14">→ term * par</text:span></text:p>
        </text:list-item>
        <text:list-item>
          <text:p text:style-name="P39"><text:s text:c="8"/>| term / par</text:p>
        </text:list-item>
        <text:list-item>
          <text:p text:style-name="P39"><text:s text:c="8"/>| par</text:p>
        </text:list-item>
        <text:list-item>
          <text:p text:style-name="P39">par → (exp)</text:p>
        </text:list-item>
        <text:list-item>
          <text:p text:style-name="P39"><text:s text:c="8"/>| num</text:p>
        </text:list-item>
        <text:list-item>
          <text:p text:style-name="P39">num → digit num</text:p>
        </text:list-item>
        <text:list-item>
          <text:p text:style-name="P39"><text:s text:c="8"/>| digit</text:p>
        </text:list-item>
        <text:list-item>
          <text:p text:style-name="P42"><text:span text:style-name="T14">digit → </text:span><text:span text:style-name="T36">0</text:span><text:span text:style-name="T16"> | </text:span><text:span text:style-name="T36">1</text:span><text:span text:style-name="T16"> | </text:span><text:span text:style-name="T36">2</text:span><text:span text:style-name="T16"> | </text:span><text:span text:style-name="T36">3</text:span><text:span text:style-name="T16"> | </text:span><text:span text:style-name="T36">4</text:span><text:span text:style-name="T16"> | </text:span><text:span text:style-name="T36">5</text:span><text:span text:style-name="T16"> | </text:span><text:span text:style-name="T36">6</text:span><text:span text:style-name="T16"> | </text:span><text:span text:style-name="T36">7</text:span><text:span text:style-name="T16"> | </text:span><text:span text:style-name="T36">8</text:span><text:span text:style-name="T16"> | </text:span><text:span text:style-name="T36">9</text:span></text:p>
        </text:list-item>
      </text:list>
      <text:p text:style-name="P5"/>
      <text:p text:style-name="P5"/>
      <text:p text:style-name="P6">Second, remove left recursion:<text:line-break/></text:p>
      <text:list xml:id="list1860032974" text:style-name="L2">
        <text:list-item>
          <text:p text:style-name="P43">exp → term restExp</text:p>
        </text:list-item>
        <text:list-item>
          <text:p text:style-name="P43">restExp → ε</text:p>
        </text:list-item>
        <text:list-item>
          <text:p text:style-name="P43"><text:s text:c="14"/>| + term restExp</text:p>
        </text:list-item>
        <text:list-item>
          <text:p text:style-name="P43"><text:s text:c="14"/>| - term restExp</text:p>
        </text:list-item>
        <text:list-item>
          <text:p text:style-name="P43">term → par restTerm</text:p>
        </text:list-item>
        <text:list-item>
          <text:p text:style-name="P45"><text:span text:style-name="T41">restTerm → </text:span><text:span text:style-name="T42">ε</text:span></text:p>
        </text:list-item>
        <text:list-item>
          <text:p text:style-name="P45"><text:span text:style-name="T42"><text:s text:c="14"/></text:span><text:span text:style-name="T41"><text:s text:c="2"/></text:span><text:span text:style-name="T42">| * par restTerm</text:span></text:p>
        </text:list-item>
        <text:list-item>
          <text:p text:style-name="P44"><text:s text:c="16"/>| / par restTerm</text:p>
        </text:list-item>
        <text:list-item>
          <text:p text:style-name="P45"><text:span text:style-name="T42">par </text:span><text:span text:style-name="T41">→ </text:span><text:span text:style-name="T42">(exp)</text:span></text:p>
        </text:list-item>
        <text:list-item>
          <text:p text:style-name="P44"><text:s text:c="8"/>| num</text:p>
        </text:list-item>
        <text:list-item>
          <text:p text:style-name="P45"><text:span text:style-name="T42">num </text:span><text:span text:style-name="T41">→ </text:span><text:span text:style-name="T42">digit restNum</text:span></text:p>
        </text:list-item>
        <text:list-item>
          <text:p text:style-name="P45"><text:span text:style-name="T42">restNum </text:span><text:span text:style-name="T41">→ </text:span><text:span text:style-name="T42">ε</text:span></text:p>
        </text:list-item>
        <text:list-item>
          <text:p text:style-name="P44"><text:s text:c="16"/>| digit <text:span text:style-name="T48">restNum</text:span></text:p>
        </text:list-item>
        <text:list-item>
          <text:p text:style-name="P46"><text:span text:style-name="T41">digit → </text:span><text:span text:style-name="T44">0</text:span><text:span text:style-name="T43"> | </text:span><text:span text:style-name="T44">1</text:span><text:span text:style-name="T43"> | </text:span><text:span text:style-name="T44">2</text:span><text:span text:style-name="T43"> | </text:span><text:span text:style-name="T44">3</text:span><text:span text:style-name="T43"> | </text:span><text:span text:style-name="T44">4</text:span><text:span text:style-name="T43"> | </text:span><text:span text:style-name="T44">5</text:span><text:span text:style-name="T43"> | </text:span><text:span text:style-name="T44">6</text:span><text:span text:style-name="T43"> | </text:span><text:span text:style-name="T44">7</text:span><text:span text:style-name="T43"> | </text:span><text:span text:style-name="T44">8</text:span><text:span text:style-name="T43"> | </text:span><text:span text:style-name="T44">9</text:span></text:p>
        </text:list-item>
      </text:list>
      <text:p text:style-name="P18"><text:soft-page-break/></text:p>
      <text:p text:style-name="P7"/>
      <text:p text:style-name="P8">Part <text:s/>is divide in two tasks:</text:p>
      <text:p text:style-name="P8"/>
      <text:list xml:id="list984312655" text:style-name="L3">
        <text:list-item>
          <text:p text:style-name="P53"><text:span text:style-name="T17">For practice, you can write the FIRST+ &amp; FOLLOW sets for the LL(1) version of the above </text:span><text:span text:style-name="T1">grammar. In the end you will summarize them in a single lookahead table (include a row for </text:span><text:span text:style-name="T20">every derivation in your final grammar). This part will not be graded.</text:span></text:p>
        </text:list-item>
      </text:list>
      <text:p text:style-name="P14"/>
      <text:p text:style-name="P14"/>
      <text:p text:style-name="P20"><text:span text:style-name="T20"><text:tab/></text:span><text:span text:style-name="T38">FOLLOW SETS:</text:span></text:p>
      <text:p text:style-name="P17"/>
      <text:list xml:id="list3230310124" text:style-name="L4">
        <text:list-item>
          <text:p text:style-name="P47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48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49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49"><text:span text:style-name="T1">FOLLOW(restTerm) = FOLLOW(term) = {+, -, </text:span><text:span text:style-name="T7">), </text:span><text:span text:style-name="T1">$}</text:span></text:p>
        </text:list-item>
        <text:list-item>
          <text:p text:style-name="P49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49"><text:span text:style-name="T1">FOLLOW(num) = FOLLOW(par) = {*, /, +, -, </text:span><text:span text:style-name="T8">),</text:span><text:span text:style-name="T1"> $}</text:span></text:p>
        </text:list-item>
        <text:list-item>
          <text:p text:style-name="P49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49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11"/>
      <text:p text:style-name="P9"/>
      <text:p text:style-name="P14"/>
      <text:p text:style-name="P4"><text:span text:style-name="T20"><text:tab/></text:span><text:span text:style-name="T37">FIRST+ </text:span><text:span text:style-name="T38">SETS:</text:span></text:p>
      <text:p text:style-name="P16"/>
      <text:list xml:id="list921790158" text:style-name="L5">
        <text:list-item>
          <text:p text:style-name="P55"><text:span text:style-name="T21">FIRST+(#1) = </text:span><text:span text:style-name="T23">FIRST(#1) = </text:span><text:span text:style-name="T22">{0, 1, 2, 3, 4, 5, 6, 7, 8, 9, ( </text:span><text:span text:style-name="T23">}</text:span></text:p>
        </text:list-item>
        <text:list-item>
          <text:p text:style-name="P56"><text:span text:style-name="T23">FIRST+(#2) = FIRST(#2) </text:span><text:span text:style-name="T40">U</text:span><text:span text:style-name="T24"> FOLLOW(restExp) = FOLLOW(exp) = </text:span><text:span text:style-name="T25">{</text:span><text:span text:style-name="T30">), </text:span><text:span text:style-name="T31">$</text:span><text:span text:style-name="T25">}</text:span></text:p>
        </text:list-item>
        <text:list-item>
          <text:p text:style-name="P57"><text:span text:style-name="T25">FIRST+(#3) </text:span><text:span text:style-name="T26">= </text:span><text:span text:style-name="T23">FIRST(#</text:span><text:span text:style-name="T27">3</text:span><text:span text:style-name="T23">) </text:span><text:span text:style-name="T27">= {+}</text:span></text:p>
        </text:list-item>
        <text:list-item>
          <text:p text:style-name="P57"><text:span text:style-name="T23">FIRST</text:span><text:span text:style-name="T27">+</text:span><text:span text:style-name="T23">(#</text:span><text:span text:style-name="T27">4</text:span><text:span text:style-name="T23">) </text:span><text:span text:style-name="T27">= </text:span><text:span text:style-name="T23">FIRST(#</text:span><text:span text:style-name="T27">4</text:span><text:span text:style-name="T23">) </text:span><text:span text:style-name="T27">= {-}</text:span></text:p>
        </text:list-item>
        <text:list-item>
          <text:p text:style-name="P57"><text:span text:style-name="T23">FIRST</text:span><text:span text:style-name="T27">+</text:span><text:span text:style-name="T23">(#</text:span><text:span text:style-name="T27">5</text:span><text:span text:style-name="T23">) </text:span><text:span text:style-name="T27">= </text:span><text:span text:style-name="T23">FIRST(#</text:span><text:span text:style-name="T27">5</text:span><text:span text:style-name="T23">) </text:span><text:span text:style-name="T27">= </text:span><text:span text:style-name="T22">{0, 1, 2, 3, 4, 5, 6, 7, 8, 9, ( </text:span><text:span text:style-name="T23">}</text:span></text:p>
        </text:list-item>
        <text:list-item>
          <text:p text:style-name="P50">FIRST+(#6) = FIRST(#6) = <text:span text:style-name="T23">FIRST(#</text:span><text:span text:style-name="T19">6</text:span><text:span text:style-name="T23">) </text:span><text:span text:style-name="T40">U</text:span><text:span text:style-name="T24"> FOLLOW(</text:span><text:span text:style-name="T19">restTerm</text:span><text:span text:style-name="T24">) = FOLLOW(</text:span><text:span text:style-name="T19">term</text:span><text:span text:style-name="T24">) = </text:span><text:span text:style-name="T29">FIRST(restExp) U </text:span><text:span text:style-name="T24">FOLLOW(restExp) </text:span><text:span text:style-name="T33">U FOLLOW(exp) </text:span><text:span text:style-name="T29">= {+, -}</text:span><text:span text:style-name="T24"> </text:span><text:span text:style-name="T28">U </text:span><text:span text:style-name="T24">FOLLOW(</text:span><text:span text:style-name="T28">e</text:span><text:span text:style-name="T24">xp) </text:span><text:span text:style-name="T28">= </text:span><text:span text:style-name="T29">{+, -} U </text:span><text:span text:style-name="T33">{), $}</text:span><text:span text:style-name="T28"> = {</text:span><text:span text:style-name="T29">+, -, </text:span><text:span text:style-name="T30">), </text:span><text:span text:style-name="T32">$</text:span><text:span text:style-name="T28">}</text:span></text:p>
        </text:list-item>
        <text:list-item>
          <text:p text:style-name="P40">FIRST+(#7) = FIRST(#7) = {*}</text:p>
        </text:list-item>
        <text:list-item>
          <text:p text:style-name="P40">FIRST+(#8) = FIRST(#8) = {/}</text:p>
        </text:list-item>
        <text:list-item>
          <text:p text:style-name="P40">FIRST+(#9) = FIRST(#9) = <text:s/>{(}</text:p>
        </text:list-item>
        <text:list-item>
          <text:p text:style-name="P51"><text:span text:style-name="T19">FIRST+(#10) = FIRST(#10) = {</text:span><text:span text:style-name="T22">0, 1, 2, 3, 4, 5, 6, 7, 8, 9</text:span><text:span text:style-name="T19">}</text:span></text:p>
        </text:list-item>
        <text:list-item>
          <text:p text:style-name="P51"><text:span text:style-name="T19">FIRST+(#11) = FIRST(#11) = {</text:span><text:span text:style-name="T22">0, 1, 2, 3, 4, 5, 6, 7, 8, 9</text:span><text:span text:style-name="T19">}</text:span></text:p>
        </text:list-item>
        <text:list-item>
          <text:p text:style-name="P52"><text:span text:style-name="T19">FIRST+(#12) = FIRST(#12) U FOLLOW(restNum) = FOLLOW(num) = FOLLOW(par) = </text:span><text:span text:style-name="T18">FIRST(restTerm) U FOLLOW(restTerm) U FOLLOW(term)</text:span><text:span text:style-name="T19"> = </text:span><text:span text:style-name="T34">{*, /} U FOLLOW(term)</text:span><text:span text:style-name="T24"> = </text:span><text:span text:style-name="T34">{*, /} </text:span><text:span text:style-name="T28">U </text:span><text:span text:style-name="T34">{+, -, ), $}</text:span><text:span text:style-name="T28">= {</text:span><text:span text:style-name="T34">*, /, +, -,</text:span><text:span text:style-name="T28"> </text:span><text:span text:style-name="T31">) ,</text:span><text:span text:style-name="T28">$}</text:span></text:p>
        </text:list-item>
        <text:list-item>
          <text:p text:style-name="P51"><text:span text:style-name="T28">F</text:span><text:span text:style-name="T19">IRST+(#13) = FIRST(#13) = {</text:span><text:span text:style-name="T22">0, 1, 2, 3, 4, 5, 6, 7, 8, 9</text:span><text:span text:style-name="T19">}</text:span></text:p>
        </text:list-item>
        <text:list-item>
          <text:p text:style-name="P51"><text:span text:style-name="T19">FIRST+(#14) = FIRST(#14) = {</text:span><text:span text:style-name="T22">0, 1, 2, 3, 4, 5, 6, 7, 8, 9</text:span><text:span text:style-name="T19">}</text:span></text:p>
        </text:list-item>
      </text:list>
      <text:p text:style-name="P15"/>
      <text:p text:style-name="P19"><text:soft-page-break/><text:span text:style-name="T19"><text:tab/></text:span><text:span text:style-name="T35">Σ = {0, 1, 2, 3, 4, 5, 6, 7, 8, 9, (, ), +, -, *, /, $}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5">{0,...9}</text:p>
          </table:table-cell>
          <table:table-cell table:style-name="Table1.A1" office:value-type="string">
            <text:p text:style-name="P24">(</text:p>
          </table:table-cell>
          <table:table-cell table:style-name="Table1.A1" office:value-type="string">
            <text:p text:style-name="P24">)</text:p>
          </table:table-cell>
          <table:table-cell table:style-name="Table1.A1" office:value-type="string">
            <text:p text:style-name="P24">+ </text:p>
          </table:table-cell>
          <table:table-cell table:style-name="Table1.A1" office:value-type="string">
            <text:p text:style-name="P30">-</text:p>
          </table:table-cell>
          <table:table-cell table:style-name="Table1.A1" office:value-type="string">
            <text:p text:style-name="P30">*</text:p>
          </table:table-cell>
          <table:table-cell table:style-name="Table1.A1" office:value-type="string">
            <text:p text:style-name="P30">/</text:p>
          </table:table-cell>
          <table:table-cell table:style-name="Table1.A1" office:value-type="string">
            <text:p text:style-name="P27">$(EOF)</text:p>
          </table:table-cell>
          <table:table-cell table:style-name="Table1.J1" office:value-type="string">
            <text:p text:style-name="P31">S <text:span text:style-name="T45">ε</text:span><text:span text:style-name="T46"> Σ</text:span></text:p>
          </table:table-cell>
        </table:table-row>
        <table:table-row table:style-name="Table1.2">
          <table:table-cell table:style-name="Table1.A2" office:value-type="string">
            <text:p text:style-name="P26">exp</text:p>
          </table:table-cell>
          <table:table-cell table:style-name="Table1.A2" office:value-type="string">
            <text:p text:style-name="P28">#1</text:p>
          </table:table-cell>
          <table:table-cell table:style-name="Table1.A2" office:value-type="string">
            <text:p text:style-name="P32">#1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J2" office:value-type="string">
            <text:p text:style-name="P32">error</text:p>
          </table:table-cell>
        </table:table-row>
        <table:table-row>
          <table:table-cell table:style-name="Table1.A2" office:value-type="string">
            <text:p text:style-name="P26">term</text:p>
          </table:table-cell>
          <table:table-cell table:style-name="Table1.A2" office:value-type="string">
            <text:p text:style-name="P37">#5</text:p>
          </table:table-cell>
          <table:table-cell table:style-name="Table1.A2" office:value-type="string">
            <text:p text:style-name="P37">#5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J2" office:value-type="string">
            <text:p text:style-name="P33"><text:span text:style-name="Emphasis"><text:span text:style-name="T47">error</text:span></text:span></text:p>
          </table:table-cell>
        </table:table-row>
        <table:table-row>
          <table:table-cell table:style-name="Table1.A2" office:value-type="string">
            <text:p text:style-name="P29">restExp</text:p>
          </table:table-cell>
          <table:table-cell table:style-name="Table1.A2" office:value-type="string">
            <text:p text:style-name="P34"><text:span text:style-name="Emphasis"><text:span text:style-name="T47">error</text:span></text:span></text:p>
          </table:table-cell>
          <table:table-cell table:style-name="Table1.A2" office:value-type="string">
            <text:p text:style-name="P34"><text:span text:style-name="Emphasis"><text:span text:style-name="T47">error</text:span></text:span></text:p>
          </table:table-cell>
          <table:table-cell table:style-name="Table1.A2" office:value-type="string">
            <text:p text:style-name="P34">#2</text:p>
          </table:table-cell>
          <table:table-cell table:style-name="Table1.A2" office:value-type="string">
            <text:p text:style-name="P34">#3</text:p>
          </table:table-cell>
          <table:table-cell table:style-name="Table1.A2" office:value-type="string">
            <text:p text:style-name="P34">#4</text:p>
          </table:table-cell>
          <table:table-cell table:style-name="Table1.A2" office:value-type="string">
            <text:p text:style-name="P34"><text:span text:style-name="Emphasis"><text:span text:style-name="T47">error</text:span></text:span></text:p>
          </table:table-cell>
          <table:table-cell table:style-name="Table1.A2" office:value-type="string">
            <text:p text:style-name="P34"><text:span text:style-name="Emphasis"><text:span text:style-name="T47">error</text:span></text:span></text:p>
          </table:table-cell>
          <table:table-cell table:style-name="Table1.A2" office:value-type="string">
            <text:p text:style-name="P34">#2</text:p>
          </table:table-cell>
          <table:table-cell table:style-name="Table1.J2" office:value-type="string">
            <text:p text:style-name="P34"><text:span text:style-name="Emphasis"><text:span text:style-name="T47">error</text:span></text:span></text:p>
          </table:table-cell>
        </table:table-row>
        <table:table-row>
          <table:table-cell table:style-name="Table1.A2" office:value-type="string">
            <text:p text:style-name="P26">restTerm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6">#6</text:p>
          </table:table-cell>
          <table:table-cell table:style-name="Table1.A2" office:value-type="string">
            <text:p text:style-name="P36">#6</text:p>
          </table:table-cell>
          <table:table-cell table:style-name="Table1.A2" office:value-type="string">
            <text:p text:style-name="P36">#6</text:p>
          </table:table-cell>
          <table:table-cell table:style-name="Table1.A2" office:value-type="string">
            <text:p text:style-name="P36">#7</text:p>
          </table:table-cell>
          <table:table-cell table:style-name="Table1.A2" office:value-type="string">
            <text:p text:style-name="P36">#8</text:p>
          </table:table-cell>
          <table:table-cell table:style-name="Table1.A2" office:value-type="string">
            <text:p text:style-name="P36">#6</text:p>
          </table:table-cell>
          <table:table-cell table:style-name="Table1.J2" office:value-type="string">
            <text:p text:style-name="P33"><text:span text:style-name="Emphasis"><text:span text:style-name="T47">error</text:span></text:span></text:p>
          </table:table-cell>
        </table:table-row>
        <table:table-row>
          <table:table-cell table:style-name="Table1.A2" office:value-type="string">
            <text:p text:style-name="P26">par</text:p>
          </table:table-cell>
          <table:table-cell table:style-name="Table1.A2" office:value-type="string">
            <text:p text:style-name="P36">#10</text:p>
          </table:table-cell>
          <table:table-cell table:style-name="Table1.A2" office:value-type="string">
            <text:p text:style-name="P36">#9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J2" office:value-type="string">
            <text:p text:style-name="P33"><text:span text:style-name="Emphasis"><text:span text:style-name="T47">error</text:span></text:span></text:p>
          </table:table-cell>
        </table:table-row>
        <table:table-row>
          <table:table-cell table:style-name="Table1.A2" office:value-type="string">
            <text:p text:style-name="P26">num</text:p>
          </table:table-cell>
          <table:table-cell table:style-name="Table1.A2" office:value-type="string">
            <text:p text:style-name="P36">#11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J2" office:value-type="string">
            <text:p text:style-name="P33"><text:span text:style-name="Emphasis"><text:span text:style-name="T47">error</text:span></text:span></text:p>
          </table:table-cell>
        </table:table-row>
        <table:table-row>
          <table:table-cell table:style-name="Table1.A2" office:value-type="string">
            <text:p text:style-name="P26">restNum</text:p>
          </table:table-cell>
          <table:table-cell table:style-name="Table1.A2" office:value-type="string">
            <text:p text:style-name="P35">#13</text:p>
          </table:table-cell>
          <table:table-cell table:style-name="Table1.A2" office:value-type="string">
            <text:p text:style-name="P35">error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J2" office:value-type="string">
            <text:p text:style-name="P33"><text:span text:style-name="Emphasis"><text:span text:style-name="T47">error</text:span></text:span></text:p>
          </table:table-cell>
        </table:table-row>
        <table:table-row>
          <table:table-cell table:style-name="Table1.A2" office:value-type="string">
            <text:p text:style-name="P26">digit</text:p>
          </table:table-cell>
          <table:table-cell table:style-name="Table1.A2" office:value-type="string">
            <text:p text:style-name="P35">#14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A2" office:value-type="string">
            <text:p text:style-name="P33"><text:span text:style-name="Emphasis"><text:span text:style-name="T47">error</text:span></text:span></text:p>
          </table:table-cell>
          <table:table-cell table:style-name="Table1.J2" office:value-type="string">
            <text:p text:style-name="P33"><text:span text:style-name="Emphasis"><text:span text:style-name="T47">error</text:span></text:span></text:p>
          </table:table-cell>
        </table:table-row>
      </table:table>
      <text:p text:style-name="P10"/>
      <text:p text:style-name="P12"/>
      <text:list xml:id="list203334362936241" text:continue-list="list984312655" text:style-name="L3">
        <text:list-item>
          <text:p text:style-name="P54"><text:span text:style-name="T20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  <text:p text:style-name="P58"><text:span text:style-name="T1"/></text:p>
      <text:p text:style-name="P59"><text:span text:style-name="T39">Notes: </text:span><text:span text:style-name="T11">The implementation is on the part1 folder. </text:span><text:span text:style-name="T9">The input should not have blank space between operators, parentheses and numbers (e.g. 12 + ( 2 – 3 ) is going to throw parse error, but 12+(2-3) is acceptable</text:span><text:span text:style-name="T12">)</text:span><text:span text:style-name="T9">. </text:span><text:span text:style-name="T10">The result is returned as int </text:span><text:span text:style-name="T12">so results over </text:span><text:bookmark text:name="lcmm1_stdout"/><text:span text:style-name="T12">2147483647/ under -</text:span><text:bookmark text:name="lcmm1_stdout2"/><text:span text:style-name="T12">2147483648 will overflow/underflow</text:span><text:span text:style-name="T10">.</text:span></text:p>
      <text:p text:style-name="P59"><text:span text:style-name="T10"/></text:p>
      <text:h text:style-name="P61" text:outline-level="2"><text:span text:style-name="T10">Part </text:span><text:span text:style-name="T13">2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3-29T20:33:32.311144028</dc:date>
    <meta:editing-duration>PT3H34M49S</meta:editing-duration>
    <meta:editing-cycles>24</meta:editing-cycles>
    <meta:generator>LibreOffice/6.0.7.3$Linux_X86_64 LibreOffice_project/00m0$Build-3</meta:generator>
    <meta:document-statistic meta:table-count="1" meta:image-count="0" meta:object-count="0" meta:page-count="3" meta:paragraph-count="153" meta:word-count="825" meta:character-count="3754" meta:non-whitespace-character-count="2987"/>
  </office:meta>
</office:document-meta>
</file>